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 style:list-style-name="L2">
      <style:text-properties officeooo:rsid="002a2803" officeooo:paragraph-rsid="002a2803"/>
    </style:style>
    <style:style style:name="P3" style:family="paragraph" style:parent-style-name="Text_20_body" style:list-style-name="L2">
      <style:text-properties officeooo:rsid="002a2803" officeooo:paragraph-rsid="002b9e98"/>
    </style:style>
    <style:style style:name="P4" style:family="paragraph" style:parent-style-name="Text_20_body" style:list-style-name="L3"/>
    <style:style style:name="P5" style:family="paragraph" style:parent-style-name="Text_20_body">
      <style:text-properties officeooo:rsid="00265b6d" officeooo:paragraph-rsid="002ceace"/>
    </style:style>
    <style:style style:name="P6" style:family="paragraph" style:parent-style-name="Text_20_body">
      <style:text-properties officeooo:paragraph-rsid="002c1f7b"/>
    </style:style>
    <style:style style:name="P7" style:family="paragraph" style:parent-style-name="Heading_20_2">
      <style:text-properties officeooo:paragraph-rsid="00265b6d"/>
    </style:style>
    <style:style style:name="T1" style:family="text">
      <style:text-properties officeooo:rsid="00265b6d"/>
    </style:style>
    <style:style style:name="T2" style:family="text">
      <style:text-properties officeooo:rsid="002a280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b9e98" style:font-style-asian="normal" style:font-style-complex="normal"/>
    </style:style>
    <style:style style:name="T6" style:family="text">
      <style:text-properties officeooo:rsid="002c1f7b"/>
    </style:style>
    <style:style style:name="T7" style:family="text">
      <style:text-properties officeooo:rsid="002c987f"/>
    </style:style>
    <style:style style:name="T8" style:family="text">
      <style:text-properties officeooo:rsid="002def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lenderVR: UI ↔ daemon<text:line-break/>network protocol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Date: 11/24/2014</text:p>
      <text:p text:style-name="Text_20_body">Revision: 0.1</text:p>
      <text:p text:style-name="P1"/>
      <text:p text:style-name="Text_20_body">First of all, to avoid problem of paths resolutions, the UI must run in the same context (computer and user), than the daemon.</text:p>
      <text:h text:style-name="Heading_20_1" text:outline-level="1">Base protocol</text:h>
      <text:p text:style-name="Text_20_body">The communication relies on encapsulation of <text:span text:style-name="Source_20_Text">(command, argument)</text:span> messages. Each stage of encapsulation is responsible to compose/decompose its information and parse the provided commands. In charge of the central stage to use <text:span text:style-name="Source_20_Text">blendervr.tools.connector.Client</text:span> class to interact with the daemon and use its <text:span text:style-name="Source_20_Text">send(command, argument = '')</text:span> method.</text:p>
      <text:p text:style-name="Text_20_body"/>
      <text:p text:style-name="Text_20_body">The method <text:span text:style-name="Source_20_Text">blendervr.tools.connector.Common.composeMessage(command, argument)</text:span> must be use to compose a message sended to the peer.</text:p>
      <text:p text:style-name="Text_20_body">On the other side, the method <text:span text:style-name="Source_20_Text">blendervr.tools.connector.Common.decomposeMessage(message)</text:span> must be use to decompose a message and analyse its content.</text:p>
      <text:p text:style-name="Text_20_body"/>
      <text:p text:style-name="Text_20_body">For instance, if the UI request the blender file name, it should send (supposing <text:span text:style-name="Source_20_Text">client</text:span> is a <text:span text:style-name="Source_20_Text">blendervr.tools.connector.Client</text:span> object and composer is an import of <text:span text:style-name="Source_20_Text">blendervr.tools.connector.Common</text:span>): <text:span text:style-name="Source_20_Text">client.send('get', composer.composeMessage('simulation', 'blender file name'))</text:span></text:p>
      <text:p text:style-name="Text_20_body">For commodity, in the remaining specs, we will write: <text:span text:style-name="Source_20_Text">('get', ('simulation', 'blender file name'))</text:span></text:p>
      <text:p text:style-name="Text_20_body"/>
      <text:p text:style-name="Text_20_body">Unless specified, the daemon will reply to request with the same keywords <text:span text:style-name="T7">to acknowledge the value</text:span>. Thus, if the UI request for the current blender file name, the dialog will be (supposing the current blender file is <text:span text:style-name="Source_20_Text">/home/blender/samples/mountain/mountain.blend</text:span><text:span text:style-name="T1">)</text:span>:</text:p>
      <text:p text:style-name="Text_20_body">UI: <text:span text:style-name="Source_20_Text">('get', ('simulation', </text:span><text:span text:style-name="Source_20_Text"><text:span text:style-name="T8">(</text:span></text:span><text:span text:style-name="Source_20_Text">'blender file name'))</text:span><text:span text:style-name="Source_20_Text"><text:span text:style-name="T8">)</text:span></text:span></text:p>
      <text:p text:style-name="P6">daemon: <text:span text:style-name="Source_20_Text">('get', ('simulation', </text:span><text:span text:style-name="Source_20_Text"><text:span text:style-name="T6">('blender file name', </text:span></text:span><text:span text:style-name="Source_20_Text">'/home/blender/samples/mountain/mountain.blend'))</text:span><text:span text:style-name="Source_20_Text"><text:span text:style-name="T6">)</text:span></text:span></text:p>
      <text:h text:style-name="Heading_20_1" text:outline-level="1">Get/Set <text:span text:style-name="T2">settings</text:span></text:h>
      <text:p text:style-name="P5">The simulation can request/<text:span text:style-name="T2">set</text:span> many informations from the daemon. <text:span text:style-name="T6">For instance, to define the processor file, it must use </text:span><text:span text:style-name="Source_20_Text"><text:span text:style-name="T6">('set', ('simulation',('blender processor name', '/home/blender/samples/spider/spider.blend'))) </text:span></text:span><text:span text:style-name="T6">(and the daemon will answer : </text:span><text:span text:style-name="Source_20_Text"><text:span text:style-name="T6">('set', ('simulation', ('blender processor name')))</text:span></text:span><text:span text:style-name="T6">).</text:span></text:p>
      <text:h text:style-name="P7" text:outline-level="2"><text:soft-page-break/>Simulation</text:h>
      <text:list xml:id="list6930233063956754785" text:style-name="L2">
        <text:list-item>
          <text:p text:style-name="P2"><text:span text:style-name="T3">blender file name</text:span><text:span text:style-name="T4"> </text:span><text:span text:style-name="T5">[string]</text:span><text:span text:style-name="T4">: name </text:span>of the <text:span text:style-name="Source_20_Text">.blend</text:span> file</text:p>
        </text:list-item>
        <text:list-item>
          <text:p text:style-name="P3"><text:span text:style-name="T3">processor file name </text:span><text:span text:style-name="T5">[string]</text:span>: name of the processor file.</text:p>
        </text:list-item>
        <text:list-item>
          <text:p text:style-name="P3"><text:span text:style-name="T3">link processor to blender </text:span><text:span text:style-name="T5">[boolean]</text:span>: do we have to link the processor file name to the blender file name ?</text:p>
        </text:list-item>
      </text:list>
      <text:h text:style-name="Heading_20_2" text:outline-level="2">Configuration</text:h>
      <text:list xml:id="list8018195166267114371" text:style-name="L3">
        <text:list-item>
          <text:p text:style-name="P4"/>
        </text:list-item>
      </text:list>
      <text:h text:style-name="Heading_20_2" text:outline-level="2">State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10 Pitch" fo:font-family="'Courier 10 Pitch'" style:font-style-name="Regular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 style:shadow="none"/>
    </style:style>
    <style:style style:name="Strong_20_Emphasis" style:display-name="Strong Emphasis" style:family="text" style:hidden="true">
      <style:text-properties fo:font-weight="bold" style:font-weight-asian="bold" style:font-weight-complex="bold"/>
    </style:style>
    <style:style style:name="Caption_20_characters" style:display-name="Caption character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Citation" style:family="text" style:hidden="true">
      <style:text-properties fo:font-style="italic" style:font-style-asian="italic" style:font-style-complex="italic"/>
    </style:style>
    <style:style style:name="Placeholder" style:family="text" style:hidden="true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Drop_20_Caps" style:display-name="Drop Caps" style:family="text" style:hidden="true"/>
    <style:style style:name="Definition" style:family="text" style:hidden="true"/>
    <style:style style:name="Emphasis" style:family="text" style:hidden="true">
      <style:text-properties fo:font-style="italic" style:font-style-asian="italic" style:font-style-complex="italic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Internet_20_link" style:display-name="Internet link" style:family="text" style:hidden="true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 style:hidden="true"/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Page_20_Number" style:display-name="Page Number" style:family="text" style:hidden="true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Touraine</meta:initial-creator>
    <meta:creation-date>2014-11-17T07:45:02.429159696</meta:creation-date>
    <dc:date>2014-11-25T20:57:20.808179541</dc:date>
    <dc:creator>Damien Touraine</dc:creator>
    <meta:editing-duration>PT1H56M34S</meta:editing-duration>
    <meta:editing-cycles>24</meta:editing-cycles>
    <meta:generator>LibreOffice/4.2.7.2$Linux_X86_64 LibreOffice_project/420m0$Build-2</meta:generator>
    <meta:document-statistic meta:table-count="0" meta:image-count="0" meta:object-count="0" meta:page-count="3" meta:paragraph-count="22" meta:word-count="293" meta:character-count="2179" meta:non-whitespace-character-count="1911"/>
  </office:meta>
</office:document-meta>
</file>